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15_20-13-2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2-15_14-52-30_000.jpg</text:p>
          </table:table-cell>
          <table:table-cell table:style-name="ce3" office:value-type="string">
            <text:p>:m other / ソーテック / 製品 / 計測機 / NL-15　外観 自己ノイズ　治具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2-15_14-00-29_000.jpg</text:p>
          </table:table-cell>
          <table:table-cell table:style-name="ce3" office:value-type="string">
            <text:p>:m other / ソーテック / 製品 / 計測機 / NL-15　外観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15_13-57-01_000.jpg</text:p>
          </table:table-cell>
          <table:table-cell table:style-name="ce3" office:value-type="string">
            <text:p>:m other / ソーテック / 製品 / 計測機 / NA-24　外観 自己ノイズ　治具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2-15_13-55-56_000.jpg</text:p>
          </table:table-cell>
          <table:table-cell table:style-name="ce3" office:value-type="string">
            <text:p>:m other / ソーテック / 作業　⇒　荷物到着　内容確認　「修理依頼伝票」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7-02-15_11-51-50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2-15_11-50-14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7-02-15_11-50-02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7-02-15_11-15-26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7-02-15_11-14-01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2-15_11-13-52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7-02-15_11-13-09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7-02-15_11-12-29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7-02-15_11-12-24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2017-02-15_11-12-17_000.jpg</text:p>
          </table:table-cell>
          <table:table-cell table:style-name="ce3" office:value-type="string">
            <text:p>:m other / ソーテック / 作業　⇒　部品交換　ソーテック製品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15_02-01-43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15_02-01-43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15_02-01-43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15_02-01-43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15_02-01-43_002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15_02-01-43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15_02-01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14_23-54-27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2-14_23-00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14_19-47-53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2-14_19-45-2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14_18-28-47_000.jpg</text:p>
          </table:table-cell>
          <table:table-cell table:style-name="ce3" office:value-type="string">
            <text:p>-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7-02-14_18-24-22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14_16-48-49_000.jpg</text:p>
          </table:table-cell>
          <table:table-cell office:value-type="string">
            <text:p>:m 1*1 RES / 245 121*6#1 / 『気象学入門』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14_14-39-51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14_14-30-00_000.jpg</text:p>
          </table:table-cell>
          <table:table-cell office:value-type="string">
            <text:p>:m 家電エンジニア / 8#1 5*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14_14-29-48_000.jpg</text:p>
          </table:table-cell>
          <table:table-cell office:value-type="string">
            <text:p>:m 家電エンジニア / 8#1 3-4*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14_14-29-31_000.jpg</text:p>
          </table:table-cell>
          <table:table-cell office:value-type="string">
            <text:p>:m 家電エンジニア / 8#1 1-2*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14_12-58-26_000.jpg</text:p>
          </table:table-cell>
          <table:table-cell table:style-name="ce3" office:value-type="string">
            <text:p>:m other / マンガ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14_12-32-09_000.jpg</text:p>
          </table:table-cell>
          <table:table-cell table:style-name="ce3" office:value-type="string">
            <text:p>:m other / マンガ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14_10-23-08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7-02-14_10-04-28_000.jpg</text:p>
          </table:table-cell>
          <table:table-cell table:style-name="ce3" office:value-type="string">
            <text:p>:m 1*1 RES / 22-1 60*6#2 / Stocks / 会社調べ / 宮越HD / N+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14_06-34-0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14_06-33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14_06-33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2-14_02-26-00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2-14_02-26-00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2-14_02-26-00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2-14_02-26-00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2-14_02-26-0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2-13_20-03-0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2-13_18-24-50_000.jpg</text:p>
          </table:table-cell>
          <table:table-cell table:style-name="ce3" office:value-type="string">
            <text:p>-*</text:p>
          </table:table-cell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2017-02-13_18-22-22_000.jpg</text:p>
          </table:table-cell>
          <table:table-cell table:style-name="ce3" office:value-type="string">
            <text:p>:m 1*1 RES / free# R22MPV 2#1 / maxima learning / parametric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2017/02/16</text:date>, <text:time>10:19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0:19:00.93</dc:date>
    <dc:creator>岩淵 謙</dc:creator>
    <meta:generator>OpenOffice/4.1.3$Win32 OpenOffice.org_project/413m1$Build-9783</meta:generator>
    <meta:editing-duration>PT19M16S</meta:editing-duration>
    <meta:editing-cycles>15</meta:editing-cycles>
    <meta:document-statistic meta:table-count="1" meta:cell-count="147" meta:object-count="0"/>
  </office:meta>
</office:document-meta>
</file>